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2.8728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1.7402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row table:style-name="ro1">
          <table:table-cell table:style-name="ce3" office:value-type="string" calcext:value-type="string">
            <text:p>Microprocessor Bo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Design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R Part Number</text:p>
          </table:table-cell>
          <table:table-cell office:value-type="string" calcext:value-type="string">
            <text:p>JCLPCB Part Number</text:p>
          </table:table-cell>
          <table:table-cell office:value-type="string" calcext:value-type="string">
            <text:p>Package</text:p>
          </table:table-cell>
          <table:table-cell/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C1, C2, C3, C4, C10</text:p>
          </table:table-cell>
          <table:table-cell office:value-type="string" calcext:value-type="string">
            <text:p>100 nF Multilayer Ceramic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B104KB54PNC</text:p>
          </table:table-cell>
          <table:table-cell office:value-type="string" calcext:value-type="string">
            <text:p>C307331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68" calcext:value-type="currency">
            <text:p>$0.0068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.7 uF Multilayer Ceramic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475MP5NRNC</text:p>
          </table:table-cell>
          <table:table-cell office:value-type="string" calcext:value-type="string">
            <text:p>C2373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71" calcext:value-type="currency">
            <text:p>$0.0071</text:p>
          </table:table-cell>
        </table:table-row>
        <table:table-row table:style-name="ro1">
          <table:table-cell office:value-type="string" calcext:value-type="string">
            <text:p>C6, C12</text:p>
          </table:table-cell>
          <table:table-cell office:value-type="string" calcext:value-type="string">
            <text:p>1 uF Multilayer Ceramic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105KA5NQNC</text:p>
          </table:table-cell>
          <table:table-cell office:value-type="string" calcext:value-type="string">
            <text:p>C5292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9" calcext:value-type="currency">
            <text:p>$0.0039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 nF Multilayer Ceramic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B103KB5NNNC</text:p>
          </table:table-cell>
          <table:table-cell office:value-type="string" calcext:value-type="string">
            <text:p>C1519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12" calcext:value-type="currency">
            <text:p>$0.0012</text:p>
          </table:table-cell>
        </table:table-row>
        <table:table-row table:style-name="ro1">
          <table:table-cell office:value-type="string" calcext:value-type="string">
            <text:p>C8, C9</text:p>
          </table:table-cell>
          <table:table-cell office:value-type="string" calcext:value-type="string">
            <text:p>10 pF Multilayer Ceramic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C100JB5NNNC</text:p>
          </table:table-cell>
          <table:table-cell office:value-type="string" calcext:value-type="string">
            <text:p>C3294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55" calcext:value-type="currency">
            <text:p>$0.0055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22 uF Multilayer Ceramic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1A226KPHNNNE</text:p>
          </table:table-cell>
          <table:table-cell office:value-type="string" calcext:value-type="string">
            <text:p>C5672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247" calcext:value-type="currency">
            <text:p>$0.0247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19-217/BHC-ZL1M2RY/3T</text:p>
          </table:table-cell>
          <table:table-cell office:value-type="string" calcext:value-type="string">
            <text:p>C7204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179" calcext:value-type="currency">
            <text:p>$0.0179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19-217/GHC-YR1S2/3T</text:p>
          </table:table-cell>
          <table:table-cell office:value-type="string" calcext:value-type="string">
            <text:p>C7204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264" calcext:value-type="currency">
            <text:p>$0.0264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Micro USB Connector</text:p>
          </table:table-cell>
          <table:table-cell office:value-type="string" calcext:value-type="string">
            <text:p>Amphenol ICC</text:p>
          </table:table-cell>
          <table:table-cell office:value-type="string" calcext:value-type="string">
            <text:p>10118192-0002LF</text:p>
          </table:table-cell>
          <table:table-cell office:value-type="string" calcext:value-type="string">
            <text:p>C297278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28" calcext:value-type="currency">
            <text:p>$0.2800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rovide holes for 0.1 inch spacing pi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rovide holes for 0.1 inch spacing pi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4, J5</text:p>
          </table:table-cell>
          <table:table-cell office:value-type="string" calcext:value-type="string">
            <text:p>Provide holes for 0.1 inch spacing pi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rovide holes for 0.1 inch spacing pi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68nH Inductor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SDCL1608C68NJTDF</text:p>
          </table:table-cell>
          <table:table-cell office:value-type="string" calcext:value-type="string">
            <text:p>C13415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79" calcext:value-type="currency">
            <text:p>$0.007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Resistor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0402WGF1002TCE</text:p>
          </table:table-cell>
          <table:table-cell office:value-type="string" calcext:value-type="string">
            <text:p>C25744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06" calcext:value-type="currency">
            <text:p>$0.0006</text:p>
          </table:table-cell>
        </table:table-row>
        <table:table-row table:style-name="ro1">
          <table:table-cell office:value-type="string" calcext:value-type="string">
            <text:p>R2, R4</text:p>
          </table:table-cell>
          <table:table-cell office:value-type="string" calcext:value-type="string">
            <text:p>1.5K Resistor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0402WGF1501TCE</text:p>
          </table:table-cell>
          <table:table-cell office:value-type="string" calcext:value-type="string">
            <text:p>C25867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05" calcext:value-type="currency">
            <text:p>$0.000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30 ohm Resistor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0402WGF3300TCE</text:p>
          </table:table-cell>
          <table:table-cell office:value-type="string" calcext:value-type="string">
            <text:p>C25104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05" calcext:value-type="currency">
            <text:p>$0.0005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ush Button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TS-1187A-B-A-B</text:p>
          </table:table-cell>
          <table:table-cell table:style-name="ce1" office:value-type="string" calcext:value-type="string">
            <text:p>C318884 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153" calcext:value-type="currency">
            <text:p>$0.0153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icroprocessor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M32L151C8T6</text:p>
          </table:table-cell>
          <table:table-cell table:style-name="ce1" office:value-type="string" calcext:value-type="string">
            <text:p>C9861</text:p>
          </table:table-cell>
          <table:table-cell table:style-name="ce1" office:value-type="string" calcext:value-type="string">
            <text:p>LQFP-48 (7x7)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3.0764" calcext:value-type="currency">
            <text:p>$3.0764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3.3V LDO Regulator</text:p>
          </table:table-cell>
          <table:table-cell office:value-type="string" calcext:value-type="string">
            <text:p>Advanced Monolithic Systems</text:p>
          </table:table-cell>
          <table:table-cell office:value-type="string" calcext:value-type="string">
            <text:p>AMS1117-3.3</text:p>
          </table:table-cell>
          <table:table-cell table:style-name="ce1" office:value-type="string" calcext:value-type="string">
            <text:p>C6186</text:p>
          </table:table-cell>
          <table:table-cell table:style-name="ce1" office:value-type="string" calcext:value-type="string">
            <text:p>SOT-223-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1413" calcext:value-type="currency">
            <text:p>$0.141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 MHz 9pF 4-pin Crystal</text:p>
          </table:table-cell>
          <table:table-cell office:value-type="string" calcext:value-type="string">
            <text:p>Yangxing Tech</text:p>
          </table:table-cell>
          <table:table-cell office:value-type="string" calcext:value-type="string">
            <text:p>X322516MLB4SI</text:p>
          </table:table-cell>
          <table:table-cell office:value-type="string" calcext:value-type="string">
            <text:p>C13738</text:p>
          </table:table-cell>
          <table:table-cell office:value-type="string" calcext:value-type="string">
            <text:p>SMD3225-4P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811" calcext:value-type="currency">
            <text:p>$0.0811</text:p>
          </table:table-cell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6">00/00/0000</text:date>, <text:time style:data-style-name="N2" text:time-value="10:48:54.2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6T10:51:05.488000000</dc:date>
    <meta:editing-duration>PT2H39M45S</meta:editing-duration>
    <meta:editing-cycles>32</meta:editing-cycles>
    <meta:generator>LibreOffice/7.1.6.2$Windows_X86_64 LibreOffice_project/0e133318fcee89abacd6a7d077e292f1145735c3</meta:generator>
    <meta:document-statistic meta:table-count="1" meta:cell-count="152" meta:object-count="0"/>
  </office:meta>
</office:document-meta>
</file>